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0E9144DE89EBEABFAC9.png" manifest:media-type="image/png"/>
  <manifest:file-entry manifest:full-path="Pictures/10000201000000DC000000511DC9C6B6E7658AFF.png" manifest:media-type="image/png"/>
  <manifest:file-entry manifest:full-path="Pictures/10000201000000DC000000A53BC626A8880C4738.png" manifest:media-type="image/png"/>
  <manifest:file-entry manifest:full-path="Pictures/10000000000003FB000002FE917E6CB003A83232.png" manifest:media-type="image/png"/>
  <manifest:file-entry manifest:full-path="Pictures/10000201000005DC000001297C303315B8ECF6E0.png" manifest:media-type="image/png"/>
  <manifest:file-entry manifest:full-path="Pictures/10000201000000DC000000915F3B69B95EC7DA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S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type="automatic" presentation:transition-speed="fast" presentation:duration="PT0.500000000S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5F3B69B95EC7DAEB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5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1" draw:text-style-name="P1" draw:layer="layout" svg:width="13.831cm" svg:height="2.738cm" svg:x="7.085cm" svg:y="5.842cm">
          <draw:image xlink:href="Pictures/10000201000005DC000001297C303315B8ECF6E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1" draw:text-style-name="P1" draw:layer="layout" svg:width="5.82cm" svg:height="4.365cm" svg:x="11.146cm" svg:y="5.727cm">
          <draw:image xlink:href="Pictures/10000201000000DC000000A53BC626A8880C473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1" draw:text-style-name="P1" draw:layer="layout" svg:width="10.477cm" svg:height="6.164cm" svg:x="8.817cm" svg:y="4.828cm">
          <draw:image xlink:href="Pictures/100002010000018C000000E9144DE89EBEABFAC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1" draw:text-style-name="P1" draw:layer="layout" svg:width="5.82cm" svg:height="2.142cm" svg:x="11.146cm" svg:y="6.839cm">
          <draw:image xlink:href="Pictures/10000201000000DC000000511DC9C6B6E7658AF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5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/>
    </style:style>
    <style:style style:name="MP7" style:family="paragraph">
      <loext:graphic-properties draw:fill="none" draw:fill-color="#ffffff"/>
      <style:text-properties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7" draw:layer="backgroundobjects" svg:width="6.523cm" svg:height="1.086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04T04:31:56.668029145</dc:date>
    <meta:editing-duration>PT13M43S</meta:editing-duration>
    <meta:editing-cycles>6</meta:editing-cycles>
    <meta:generator>LibreOffice/6.1.5.2$Linux_X86_64 LibreOffice_project/10$Build-2</meta:generator>
    <meta:document-statistic meta:object-count="42"/>
  </office:meta>
</office:document-meta>
</file>